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Pictures/1000000000000438000004384858A836187C616B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1532 Bastarde Lyon" svg:font-family="'1532 Bastarde Lyon'" style:font-pitch="variable"/>
    <style:font-face style:name="7th Inning Stretch" svg:font-family="'7th Inning Stretch'" style:font-pitch="variable"/>
    <style:font-face style:name="Aharoni" svg:font-family="Aharoni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Ubuntu" svg:font-family="Ubuntu" style:font-pitch="variable"/>
    <style:font-face style:name="Vrinda" svg:font-family="Vrinda"/>
    <style:font-face style:name="Vrinda1" svg:font-family="Vrinda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1.A2" style:family="table-cell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09353" fo:padding="0in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9.A2" style:family="table-cell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6.925in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009353" fo:padding="0in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14.A2" style:family="table-cell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009353" fo:padding="0in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9353" fo:padding="0in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10.A2" style:family="table-cell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9353" fo:padding="0in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4.A2" style:family="table-cell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009353" fo:padding="0in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9353" fo:padding="0in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5.A2" style:family="table-cell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9353" fo:padding="0in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6.A2" style:family="table-cell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7" style:family="table">
      <style:table-properties style:width="6.925in" table:align="margins" style:shadow="none" style:may-break-between-rows="true" table:border-model="collapsing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009353" fo:padding="0in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9353" fo:padding="0in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8.A2" style:family="table-cell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background-color="#009353" fo:padding="0in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6.925in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009353" fo:padding="0in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13.A2" style:family="table-cell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style:font-name="Ubuntu" officeooo:rsid="00121fec" officeooo:paragraph-rsid="00121fec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Ubuntu" officeooo:rsid="00121fec" officeooo:paragraph-rsid="00121fec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Ubuntu" officeooo:rsid="00121fec" officeooo:paragraph-rsid="0014e7a9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Ubuntu" officeooo:rsid="00121fec" officeooo:paragraph-rsid="0025ab02"/>
    </style:style>
    <style:style style:name="P5" style:family="paragraph" style:parent-style-name="Standard">
      <style:text-properties style:font-name="Ubuntu" officeooo:rsid="00121fec" officeooo:paragraph-rsid="001fd8ef"/>
    </style:style>
    <style:style style:name="P6" style:family="paragraph" style:parent-style-name="Standard">
      <style:text-properties style:font-name="Ubuntu" officeooo:rsid="00121fec" officeooo:paragraph-rsid="0021332a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Ubuntu" officeooo:rsid="0024e22a" officeooo:paragraph-rsid="0024e22a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Ubuntu" fo:font-weight="bold" officeooo:rsid="0024e22a" officeooo:paragraph-rsid="0024e22a" style:font-weight-asian="bold" style:font-weight-complex="bold"/>
    </style:style>
    <style:style style:name="P9" style:family="paragraph" style:parent-style-name="Standard">
      <style:paragraph-properties fo:padding="0.0201in" fo:border-left="none" fo:border-right="none" fo:border-top="0.06pt solid #000000" fo:border-bottom="0.06pt solid #000000"/>
      <style:text-properties style:font-name="Ubuntu" fo:font-size="18pt" officeooo:rsid="00121fec" officeooo:paragraph-rsid="00121fec"/>
    </style:style>
    <style:style style:name="P10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21fec" officeooo:paragraph-rsid="00121f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21fec" officeooo:paragraph-rsid="0014e7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21fec" officeooo:paragraph-rsid="0025ab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21fec" officeooo:paragraph-rsid="00318a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45e48" officeooo:paragraph-rsid="00145e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45e48" officeooo:paragraph-rsid="0014e7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45e48" officeooo:paragraph-rsid="001fd8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45e48" officeooo:paragraph-rsid="002133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45e48" officeooo:paragraph-rsid="0025ab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text-properties style:font-name="7th Inning Stretch" officeooo:rsid="00121fec" officeooo:paragraph-rsid="00121fec"/>
    </style:style>
    <style:style style:name="P20" style:family="paragraph" style:parent-style-name="Standard">
      <style:text-properties style:font-name="7th Inning Stretch" officeooo:rsid="00121fec" officeooo:paragraph-rsid="001fd8ef"/>
    </style:style>
    <style:style style:name="P21" style:family="paragraph" style:parent-style-name="Standard">
      <style:text-properties style:font-name="7th Inning Stretch" officeooo:rsid="00121fec" officeooo:paragraph-rsid="0021332a"/>
    </style:style>
    <style:style style:name="P22" style:family="paragraph" style:parent-style-name="Standard">
      <style:text-properties style:font-name="7th Inning Stretch" officeooo:paragraph-rsid="0025ab02"/>
    </style:style>
    <style:style style:name="P23" style:family="paragraph" style:parent-style-name="Standard">
      <style:text-properties style:font-name="7th Inning Stretch" officeooo:rsid="0014e7a9" officeooo:paragraph-rsid="0014e7a9"/>
    </style:style>
    <style:style style:name="P24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1532 Bastarde Lyon" fo:font-size="14pt" officeooo:rsid="003a09f9" officeooo:paragraph-rsid="003a09f9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21fec" officeooo:paragraph-rsid="00121f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21fec" officeooo:paragraph-rsid="001419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fd8ef" officeooo:paragraph-rsid="001fd8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fd8ef" officeooo:paragraph-rsid="0049b5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fd8ef" officeooo:paragraph-rsid="001fd8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Standard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fd8ef" officeooo:paragraph-rsid="0049b5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Standard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318a88" officeooo:paragraph-rsid="00318a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318a88" officeooo:paragraph-rsid="00318a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Standard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35d82c" officeooo:paragraph-rsid="0035d8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Standard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36e1d0" officeooo:paragraph-rsid="0036e1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Standard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37158a" officeooo:paragraph-rsid="003715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2fce6b" officeooo:paragraph-rsid="002fce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3325da" officeooo:paragraph-rsid="003325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Standard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21332a" officeooo:paragraph-rsid="002133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Standard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21332a" officeooo:paragraph-rsid="003091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Standard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341811" officeooo:paragraph-rsid="003418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Standard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34822a" officeooo:paragraph-rsid="003482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775f5" officeooo:paragraph-rsid="00177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775f5" officeooo:paragraph-rsid="00179b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f5781" officeooo:paragraph-rsid="001f57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29f051" officeooo:paragraph-rsid="0029f0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29f051" officeooo:paragraph-rsid="002da8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2ef988" officeooo:paragraph-rsid="002ef9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45e48" officeooo:paragraph-rsid="00145e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2d9cb5" officeooo:paragraph-rsid="002d9c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d5790" officeooo:paragraph-rsid="0043f56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79b5d" officeooo:paragraph-rsid="00179b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79b5d" officeooo:paragraph-rsid="001a98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9d1df" officeooo:paragraph-rsid="0019d1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4e7a9" officeooo:paragraph-rsid="001768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a98a8" officeooo:paragraph-rsid="001a98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8c0d2" officeooo:paragraph-rsid="0018c0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768af" officeooo:paragraph-rsid="001768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25ab02" officeooo:paragraph-rsid="0025ab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402d74" officeooo:paragraph-rsid="00402d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46e913" officeooo:paragraph-rsid="0046e9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49a97e" officeooo:paragraph-rsid="0049a97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68af" officeooo:paragraph-rsid="001768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d1df" officeooo:paragraph-rsid="0019d1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d1df" officeooo:paragraph-rsid="00282f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d1df" officeooo:paragraph-rsid="0029f0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e7a9" officeooo:paragraph-rsid="0014e7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98a8" officeooo:paragraph-rsid="001a98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c0d2" officeooo:paragraph-rsid="0018c0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b9a85" officeooo:paragraph-rsid="001b9a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cfe57" officeooo:paragraph-rsid="001cfe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f5781" officeooo:paragraph-rsid="001f57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4512d6" officeooo:paragraph-rsid="004512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Standard">
      <style:paragraph-properties fo:text-align="start" style:justify-single-word="false" style:writing-mode="lr-tb"/>
      <style:text-properties style:font-name="Ubuntu" fo:font-weight="bold" officeooo:rsid="0024e22a" officeooo:paragraph-rsid="0024e22a" style:font-weight-asian="bold" style:font-weight-complex="bold"/>
    </style:style>
    <style:style style:name="P74" style:family="paragraph" style:parent-style-name="Standard">
      <style:paragraph-properties fo:text-align="start" style:justify-single-word="false" style:writing-mode="lr-tb"/>
      <style:text-properties style:font-name="Ubuntu" officeooo:rsid="003a09f9" officeooo:paragraph-rsid="004a2e04"/>
    </style:style>
    <style:style style:name="P75" style:family="paragraph" style:parent-style-name="Standard">
      <style:paragraph-properties fo:text-align="start" style:justify-single-word="false" style:writing-mode="lr-tb"/>
      <style:text-properties style:font-name="Ubuntu" officeooo:rsid="00418318" officeooo:paragraph-rsid="00418318"/>
    </style:style>
    <style:style style:name="P76" style:family="paragraph" style:parent-style-name="Standard">
      <style:text-properties style:font-name="Ubuntu" officeooo:rsid="00121fec" officeooo:paragraph-rsid="001fd8ef"/>
    </style:style>
    <style:style style:name="P77" style:family="paragraph" style:parent-style-name="Standard">
      <style:paragraph-properties fo:text-align="start" style:justify-single-word="false" style:writing-mode="lr-tb"/>
      <style:text-properties style:font-name="Ubuntu" fo:font-style="italic" officeooo:rsid="004bf35a" officeooo:paragraph-rsid="004bf35a" style:font-style-asian="italic" style:font-style-complex="italic"/>
    </style:style>
    <style:style style:name="P78" style:family="paragraph" style:parent-style-name="Standard">
      <style:paragraph-properties fo:text-align="start" style:justify-single-word="false" style:writing-mode="lr-tb"/>
      <style:text-properties style:font-name="Ubuntu" fo:font-style="italic" fo:font-weight="bold" officeooo:rsid="004bf35a" officeooo:paragraph-rsid="004bf35a" style:font-style-asian="italic" style:font-weight-asian="bold" style:font-style-complex="italic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21fec" officeooo:paragraph-rsid="0014e7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Standard">
      <style:text-properties style:font-name="7th Inning Stretch" officeooo:rsid="0049b596" officeooo:paragraph-rsid="0049b596"/>
    </style:style>
    <style:style style:name="P81" style:family="paragraph" style:parent-style-name="Standard">
      <style:text-properties style:font-name="7th Inning Stretch" officeooo:rsid="00121fec" officeooo:paragraph-rsid="0021332a"/>
    </style:style>
    <style:style style:name="P82" style:family="paragraph" style:parent-style-name="Standard">
      <style:text-properties style:font-name="7th Inning Stretch" officeooo:rsid="0014e7a9" officeooo:paragraph-rsid="0014e7a9"/>
    </style:style>
    <style:style style:name="P83" style:family="paragraph" style:parent-style-name="Standard">
      <style:text-properties style:font-name="7th Inning Stretch" officeooo:paragraph-rsid="0025ab02"/>
    </style:style>
    <style:style style:name="T1" style:family="text">
      <style:text-properties style:font-name="Aharoni"/>
    </style:style>
    <style:style style:name="T2" style:family="text">
      <style:text-properties style:font-name="Aharoni" officeooo:rsid="003a5290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79b5d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1768af"/>
    </style:style>
    <style:style style:name="T7" style:family="text">
      <style:text-properties style:font-name="Liberation Sans" officeooo:rsid="002389b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79b5d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79b5d"/>
    </style:style>
    <style:style style:name="T12" style:family="text">
      <style:text-properties style:text-position="0% 100%" style:font-name="Liberation Serif"/>
    </style:style>
    <style:style style:name="T13" style:family="text">
      <style:text-properties style:text-position="0% 100%" style:font-name="Liberation Sans" officeooo:rsid="00309154"/>
    </style:style>
    <style:style style:name="T14" style:family="text">
      <style:text-properties style:text-position="0% 100%" style:font-name="Times New Roman"/>
    </style:style>
    <style:style style:name="T15" style:family="text">
      <style:text-properties style:text-position="0% 100%" officeooo:rsid="00309154"/>
    </style:style>
    <style:style style:name="T16" style:family="text">
      <style:text-properties style:font-name="Times New Roman"/>
    </style:style>
    <style:style style:name="T17" style:family="text">
      <style:text-properties officeooo:rsid="0018c0d2"/>
    </style:style>
    <style:style style:name="T18" style:family="text">
      <style:text-properties style:text-position="sub 58%"/>
    </style:style>
    <style:style style:name="T19" style:family="text">
      <style:text-properties officeooo:rsid="001cfe57"/>
    </style:style>
    <style:style style:name="T20" style:family="text">
      <style:text-properties officeooo:rsid="001f5781"/>
    </style:style>
    <style:style style:name="T21" style:family="text">
      <style:text-properties style:font-name="Liberation Serif"/>
    </style:style>
    <style:style style:name="T22" style:family="text">
      <style:text-properties officeooo:rsid="0025ab02"/>
    </style:style>
    <style:style style:name="T23" style:family="text">
      <style:text-properties officeooo:rsid="00282fcf"/>
    </style:style>
    <style:style style:name="T24" style:family="text">
      <style:text-properties officeooo:rsid="0029f051"/>
    </style:style>
    <style:style style:name="T25" style:family="text">
      <style:text-properties officeooo:rsid="002bdc79"/>
    </style:style>
    <style:style style:name="T26" style:family="text">
      <style:text-properties officeooo:rsid="002da868"/>
    </style:style>
    <style:style style:name="T27" style:family="text">
      <style:text-properties officeooo:rsid="003d56a4"/>
    </style:style>
    <style:style style:name="T28" style:family="text">
      <style:text-properties officeooo:rsid="003e58f8"/>
    </style:style>
    <style:style style:name="T29" style:family="text">
      <style:text-properties officeooo:rsid="004363d9"/>
    </style:style>
    <style:style style:name="T30" style:family="text">
      <style:text-properties officeooo:rsid="0043f56f"/>
    </style:style>
    <style:style style:name="T31" style:family="text">
      <style:text-properties officeooo:rsid="00476a42"/>
    </style:style>
    <style:style style:name="T32" style:family="text">
      <style:text-properties officeooo:rsid="0047de1d"/>
    </style:style>
    <style:style style:name="T33" style:family="text">
      <style:text-properties officeooo:rsid="0049a97e"/>
    </style:style>
    <style:style style:name="T34" style:family="text">
      <style:text-properties officeooo:rsid="0049b596"/>
    </style:style>
    <style:style style:name="T35" style:family="text">
      <style:text-properties officeooo:rsid="004a2e04"/>
    </style:style>
    <style:style style:name="T36" style:family="text">
      <style:text-properties officeooo:rsid="004b9213"/>
    </style:style>
    <style:style style:name="T37" style:family="text">
      <style:text-properties officeooo:rsid="004d69d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PHYSICS </text:span><text:span text:style-name="T2">111 </text:span>-----------------------------------------------------------------------</text:p>
      <text:p text:style-name="P24">---------------------------------------------------------------------------------------- 2023 - <text:s/>1<text:span text:style-name="T3">st</text:span> semester - overview of past questions</text:p>
      <text:p text:style-name="P1"/>
      <text:p text:style-name="P80">Oscillation</text:p>
      <text:p text:style-name="P19"/>
      <table:table table:name="Table1" table:style-name="Table1" table:template-name="Box List Green">
        <table:table-column table:style-name="Table1.A"/>
        <table:table-row table:style-name="Table1.1">
          <table:table-cell table:style-name="Table1.A1" office:value-type="string">
            <text:p text:style-name="P10">Description</text:p>
          </table:table-cell>
        </table:table-row>
        <table:table-row table:style-name="Table1.1">
          <table:table-cell table:style-name="Table1.A2" office:value-type="string">
            <text:list xml:id="list991624581" text:style-name="L1">
              <text:list-item>
                <text:p text:style-name="P25">Form the equation of S.H.M </text:p>
                <text:list>
                  <text:list-item>
                    <text:p text:style-name="P25">find out particle velocity</text:p>
                  </text:list-item>
                  <text:list-item>
                    <text:p text:style-name="P25">relationship among particle velocity at any instant</text:p>
                  </text:list-item>
                  <text:list-item>
                    <text:p text:style-name="P25">wave velocity</text:p>
                  </text:list-item>
                  <text:list-item>
                    <text:p text:style-name="P25">slope of displacement curve</text:p>
                  </text:list-item>
                </text:list>
              </text:list-item>
              <text:list-item>
                <text:p text:style-name="P25">in a progressive wave total energy (kinetic + potential per unit volume) remain constant</text:p>
              </text:list-item>
              <text:list-item>
                <text:p text:style-name="P27">simple harmonic motion and it’s characteristics</text:p>
              </text:list-item>
              <text:list-item>
                <text:p text:style-name="P28"><text:span text:style-name="T34">common properties of oscillatory motion</text:span></text:p>
              </text:list-item>
            </text:list>
          </table:table-cell>
        </table:table-row>
      </table:table>
      <text:p text:style-name="Text_20_body"/>
      <table:table table:name="Table9" table:style-name="Table9" table:template-name="Box List Green">
        <table:table-column table:style-name="Table9.A"/>
        <table:table-row table:style-name="Table9.1">
          <table:table-cell table:style-name="Table9.A1" office:value-type="string">
            <text:p text:style-name="P16">Math</text:p>
          </table:table-cell>
        </table:table-row>
        <table:table-row table:style-name="Table9.1">
          <table:table-cell table:style-name="Table9.A2" office:value-type="string">
            <text:list xml:id="list2098954695" text:style-name="L2">
              <text:list-item>
                <text:p text:style-name="P29">Derive the differential equation of SHM</text:p>
              </text:list-item>
              <text:list-item>
                <text:p text:style-name="P30">Derive the differential equation of <text:span text:style-name="T34">damped oscillatory motion and give it’s general solution.</text:span></text:p>
              </text:list-item>
              <text:list-item>
                <text:p text:style-name="P31">the resultant of 2 SHM of equal time period when they act at right angles to one another and when the pase difference is zero and <draw:frame draw:style-name="fr2" draw:name="Object7" text:anchor-type="as-char" svg:y="-0.1575in" svg:width="0.1339in" svg:height="0.3071in" draw:z-index="1"><draw:object xlink:href="./Object 7" xlink:type="simple" xlink:show="embed" xlink:actuate="onLoad"/><draw:image xlink:href="./ObjectReplacements/Object 7" xlink:type="simple" xlink:show="embed" xlink:actuate="onLoad"/></draw:frame></text:p>
              </text:list-item>
              <text:list-item>
                <text:p text:style-name="P33">Two SHMs acting simultaneously on a particle are given by the equations <draw:frame draw:style-name="fr2" draw:name="Object9" text:anchor-type="as-char" svg:y="-0.152in" svg:width="1.3047in" svg:height="0.2134in" draw:z-index="5"><draw:object xlink:href="./Object 9" xlink:type="simple" xlink:show="embed" xlink:actuate="onLoad"/><draw:image xlink:href="./ObjectReplacements/Object 9" xlink:type="simple" xlink:show="embed" xlink:actuate="onLoad"/></draw:frame><text:s/>and <draw:frame draw:style-name="fr2" draw:name="Object10" text:anchor-type="as-char" svg:y="-0.152in" svg:width="1.3043in" svg:height="0.2134in" draw:z-index="6"><draw:object xlink:href="./Object 10" xlink:type="simple" xlink:show="embed" xlink:actuate="onLoad"/><draw:image xlink:href="./ObjectReplacements/Object 10" xlink:type="simple" xlink:show="embed" xlink:actuate="onLoad"/></draw:frame>. Calculate,</text:p>
                <text:list>
                  <text:list-item>
                    <text:p text:style-name="P33">amplitude</text:p>
                  </text:list-item>
                  <text:list-item>
                    <text:p text:style-name="P33">phase constant</text:p>
                  </text:list-item>
                  <text:list-item>
                    <text:p text:style-name="P33">time period of the resultant vibration</text:p>
                  </text:list-item>
                </text:list>
              </text:list-item>
              <text:list-item>
                <text:p text:style-name="P34">Calculate the average kinetic energy and total energy of a body executing SHM</text:p>
              </text:list-item>
              <text:list-item>
                <text:p text:style-name="P35">In one complete vibration for a vibrating particle show that the changes in displacement, velocity and acceleration for angles <draw:frame draw:style-name="fr2" draw:name="Object11" text:anchor-type="as-char" svg:y="-0.2445in" svg:width="0.6134in" svg:height="0.3937in" draw:z-index="8"><draw:object xlink:href="./Object 11" xlink:type="simple" xlink:show="embed" xlink:actuate="onLoad"/><draw:image xlink:href="./ObjectReplacements/Object 11" xlink:type="simple" xlink:show="embed" xlink:actuate="onLoad"/></draw:frame></text:p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<text:soft-page-break/>Waves</text:p>
      <text:p text:style-name="P20"/>
      <table:table table:name="Table14" table:style-name="Table14" table:template-name="Box List Green">
        <table:table-column table:style-name="Table14.A"/>
        <table:table-row table:style-name="Table14.1">
          <table:table-cell table:style-name="Table14.A1" office:value-type="string">
            <text:p text:style-name="P13">Definition</text:p>
          </table:table-cell>
        </table:table-row>
        <table:table-row>
          <table:table-cell table:style-name="Table14.A2" office:value-type="string">
            <text:list xml:id="list163825098436494" text:continue-list="list991624581" text:style-name="L1">
              <text:list-item text:start-value="1">
                <text:p text:style-name="P32">Phase velocity</text:p>
              </text:list-item>
              <text:list-item>
                <text:p text:style-name="P32">wave velocity</text:p>
              </text:list-item>
              <text:list-item>
                <text:p text:style-name="P32">Lissajous’ figures</text:p>
              </text:list-item>
              <text:list-item>
                <text:p text:style-name="P61">Free vibration</text:p>
              </text:list-item>
              <text:list-item>
                <text:p text:style-name="P61">Forced vibration</text:p>
              </text:list-item>
            </text:list>
          </table:table-cell>
        </table:table-row>
      </table:table>
      <text:p text:style-name="Text_20_body"/>
      <table:table table:name="Table2" table:style-name="Table2" table:template-name="Box List Green">
        <table:table-column table:style-name="Table2.A"/>
        <table:table-row>
          <table:table-cell table:style-name="Table2.A1" office:value-type="string">
            <text:p text:style-name="P10">Description</text:p>
          </table:table-cell>
        </table:table-row>
        <table:table-row table:style-name="Table2.2">
          <table:table-cell table:style-name="Table2.A2" office:value-type="string">
            <text:list xml:id="list163823886294879" text:continue-list="list163825098436494" text:style-name="L1">
              <text:list-item text:start-value="1">
                <text:p text:style-name="P25">Characteristics of a standing wave specifying how standing wave differs from progressive wave?</text:p>
              </text:list-item>
              <text:list-item>
                <text:p text:style-name="P26">Short note on interference of sound waves</text:p>
              </text:list-item>
              <text:list-item>
                <text:p text:style-name="P26">Analyze the incident when two simple harmonic waves interfere with each other considering the special case when interference phenomenon gives rise to standing wave. </text:p>
              </text:list-item>
              <text:list-item>
                <text:p text:style-name="P36">Resonance</text:p>
              </text:list-item>
              <text:list-item>
                <text:p text:style-name="P36">distinguish between damped and undamped vibrations</text:p>
              </text:list-item>
              <text:list-item>
                <text:p text:style-name="P37">Form the analytical discussion of formation of a stationary wave at an open end organ pipe, find out the following features of the resultant wave</text:p>
                <text:list>
                  <text:list-item>
                    <text:p text:style-name="P37">Displacement</text:p>
                  </text:list-item>
                  <text:list-item>
                    <text:p text:style-name="P37">Amplitude</text:p>
                  </text:list-item>
                  <text:list-item>
                    <text:p text:style-name="P37">Velocity</text:p>
                  </text:list-item>
                  <text:list-item>
                    <text:p text:style-name="P37">Acceleration</text:p>
                  </text:list-item>
                  <text:list-item>
                    <text:p text:style-name="P37">Strain</text:p>
                  </text:list-item>
                </text:list>
                <text:p text:style-name="P37">Also, show changes of the above features with respect with respect to position, pointing the formation of nodes and anti-nodes.</text:p>
              </text:list-item>
            </text:list>
          </table:table-cell>
        </table:table-row>
      </table:table>
      <text:p text:style-name="Text_20_body"/>
      <table:table table:name="Table10" table:style-name="Table10" table:template-name="Box List Green">
        <table:table-column table:style-name="Table10.A"/>
        <table:table-row table:style-name="Table10.1">
          <table:table-cell table:style-name="Table10.A1" office:value-type="string">
            <text:p text:style-name="P17">Math</text:p>
          </table:table-cell>
        </table:table-row>
        <table:table-row table:style-name="Table10.1">
          <table:table-cell table:style-name="Table10.A2" office:value-type="string">
            <text:list text:continue-list="list2098954695" text:style-name="L2">
              <text:list-item text:start-value="1">
                <text:p text:style-name="P38">Show that energy of a plane progressive wave is given by, E = 2 <text:span text:style-name="T21">π</text:span><text:span text:style-name="T3">2</text:span> <text:span text:style-name="T7">ρ</text:span><text:span text:style-name="T16"><draw:frame draw:style-name="fr2" draw:name="Object3" text:anchor-type="as-char" svg:y="-0.1484in" svg:width="0.0161in" svg:height="0.1846in" draw:z-index="4"><draw:object xlink:href="./Object 3" xlink:type="simple" xlink:show="embed" xlink:actuate="onLoad"/><draw:image xlink:href="./ObjectReplacements/Object 3" xlink:type="simple" xlink:show="embed" xlink:actuate="onLoad"/></draw:frame></text:span>n<text:span text:style-name="T3">2</text:span> a<text:span text:style-name="T3">2 </text:span></text:p>
              </text:list-item>
              <text:list-item text:start-value="1">
                <text:p text:style-name="P39"><text:span text:style-name="T10">Show that <text:s/></text:span><text:span text:style-name="T15">the average kinetic </text:span><text:span text:style-name="T10">energy of a </text:span><text:span text:style-name="T15">vibrating particle </text:span><text:span text:style-name="T10">is given by, E = </text:span><text:span text:style-name="T12">π</text:span><text:span text:style-name="T3">2</text:span><text:span text:style-name="T10"> </text:span><text:span text:style-name="T13">m</text:span><text:span text:style-name="T14"><draw:frame draw:style-name="fr2" draw:name="Object6" text:anchor-type="as-char" svg:y="-0.1484in" svg:width="0.0161in" svg:height="0.1846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">a</text:span><text:span text:style-name="T3">2 </text:span><text:span text:style-name="T10">n</text:span><text:span text:style-name="T3">2</text:span><text:span text:style-name="T10"> </text:span></text:p>
              </text:list-item>
              <text:list-item>
                <text:p text:style-name="P31">single wave propagating in any medium, wave velocity = phase velocity</text:p>
              </text:list-item>
              <text:list-item>
                <text:p text:style-name="P31">energy density of a plane progressive wave</text:p>
              </text:list-item>
              <text:list-item>
                <text:p text:style-name="P40">The equation of a transverse wave on a stretched string is, <draw:frame draw:style-name="fr2" draw:name="Object8" text:anchor-type="as-char" svg:y="-0.2445in" svg:width="1.5827in" svg:height="0.3437in" draw:z-index="10"><draw:object xlink:href="./Object 8" xlink:type="simple" xlink:show="embed" xlink:actuate="onLoad"/><draw:image xlink:href="./ObjectReplacements/Object 8" xlink:type="simple" xlink:show="embed" xlink:actuate="onLoad"/></draw:frame></text:p>
                <text:p text:style-name="P41">Write down the equation of a wave that would produce a stationary wave in the string on superposition with the given wave.</text:p>
              </text:list-item>
            </text:list>
          </table:table-cell>
        </table:table-row>
      </table:table>
      <text:p text:style-name="P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Thermodynamics</text:p>
      <text:p text:style-name="P21"/>
      <table:table table:name="Table4" table:style-name="Table4" table:template-name="Box List Green">
        <table:table-column table:style-name="Table4.A"/>
        <table:table-row table:style-name="Table4.1">
          <table:table-cell table:style-name="Table4.A1" office:value-type="string">
            <text:p text:style-name="P10">Definition</text:p>
          </table:table-cell>
        </table:table-row>
        <table:table-row>
          <table:table-cell table:style-name="Table4.A2" office:value-type="string">
            <text:list xml:id="list163825541757548" text:continue-list="list163823886294879" text:style-name="L1">
              <text:list-item text:start-value="1">
                <text:p text:style-name="P42">Carnot’s cycle</text:p>
              </text:list-item>
              <text:list-item>
                <text:p text:style-name="P42">Transmission of Heat</text:p>
              </text:list-item>
              <text:list-item>
                <text:p text:style-name="P44">Thermodynamic state</text:p>
              </text:list-item>
              <text:list-item>
                <text:p text:style-name="P44">Thermodynamic equilibrium</text:p>
              </text:list-item>
              <text:list-item>
                <text:p text:style-name="P44">Nernst law</text:p>
              </text:list-item>
              <text:list-item>
                <text:p text:style-name="P45">Zeroth law</text:p>
              </text:list-item>
              <text:list-item>
                <text:p text:style-name="P47">entropy and disorder</text:p>
              </text:list-item>
            </text:list>
          </table:table-cell>
        </table:table-row>
      </table:table>
      <text:p text:style-name="Text_20_body"/>
      <table:table table:name="Table3" table:style-name="Table3" table:template-name="Box List Green">
        <table:table-column table:style-name="Table3.A"/>
        <table:table-row>
          <table:table-cell table:style-name="Table3.A1" office:value-type="string">
            <text:p text:style-name="P10">Description</text:p>
          </table:table-cell>
        </table:table-row>
        <table:table-row table:style-name="Table3.2">
          <table:table-cell table:style-name="Table3.A2" office:value-type="string">
            <text:list xml:id="list163824781809795" text:continue-list="list163825541757548" text:style-name="L1">
              <text:list-item text:start-value="1">
                <text:p text:style-name="P25">Describe Carnot’s cycle with four processes <text:span text:style-name="T25">also some practical exaples</text:span></text:p>
              </text:list-item>
              <text:list-item>
                <text:p text:style-name="P42">Classification of transmission of heat with practical examples</text:p>
              </text:list-item>
              <text:list-item>
                <text:p text:style-name="P44">What is the principle used in the working of a refrigerator?</text:p>
              </text:list-item>
              <text:list-item>
                <text:p text:style-name="P44">Define co-effiecient of performance. Is it greater than I? Explain?</text:p>
              </text:list-item>
              <text:list-item>
                <text:p text:style-name="P45">Why specific heat at constant pressure C<text:span text:style-name="T18">p</text:span> is greater than that C<text:span text:style-name="T18">b</text:span>, the specific heat at constant volume.</text:p>
              </text:list-item>
              <text:list-item>
                <text:p text:style-name="P46">Zeroth law <text:span text:style-name="T26">and what you infer from that?</text:span></text:p>
              </text:list-item>
              <text:list-item>
                <text:p text:style-name="P47">Heat death of Universe</text:p>
              </text:list-item>
            </text:list>
          </table:table-cell>
        </table:table-row>
      </table:table>
      <text:p text:style-name="Text_20_body"/>
      <table:table table:name="Table5" table:style-name="Table5" table:template-name="Box List Green">
        <table:table-column table:style-name="Table5.A"/>
        <table:table-row table:style-name="Table5.1">
          <table:table-cell table:style-name="Table5.A1" office:value-type="string">
            <text:p text:style-name="P14">Math</text:p>
          </table:table-cell>
        </table:table-row>
        <table:table-row>
          <table:table-cell table:style-name="Table5.A2" office:value-type="string">
            <text:list xml:id="list163825015694985" text:continue-list="list163824781809795" text:style-name="L1">
              <text:list-item text:start-value="1">
                <text:p text:style-name="P48">A Carnot’s engine converts one fifth of the heat input into work. If the sink temperature is reduced by 80<text:span text:style-name="T3">o</text:span> C, the efficiency gets doubled. Find the source and the sink temperature. Also give the consequences of the Carnot’s cycle.</text:p>
              </text:list-item>
              <text:list-item>
                <text:p text:style-name="P42">Mechanisms of conduction in metals</text:p>
              </text:list-item>
              <text:list-item>
                <text:p text:style-name="P42">mathematical idea of Heat conduction</text:p>
              </text:list-item>
              <text:list-item>
                <text:p text:style-name="P43">rate of heat transfer by radiation, with an unclothed person standing in a dark room whose ambient temperature is 22.0<text:span text:style-name="T3">o</text:span><text:span text:style-name="T11">C</text:span>. <text:span text:style-name="T9">The person has a normal skin temperature of 33.0</text:span><text:span text:style-name="T4">o</text:span><text:span text:style-name="T9">C and a surface area of 1.50 m</text:span><text:span text:style-name="T4">2</text:span><text:span text:style-name="T9">. The emissivity of skin is 0.97 in the infrared, where the radiation takes place.</text:span></text:p>
              </text:list-item>
              <text:list-item>
                <text:p text:style-name="P49">Carnot’s engine working between a source temperature of T<text:span text:style-name="T18">2</text:span> and sink temperature of T1 has efficiency of 25%. If the sink temperature is reduced by 20<text:span text:style-name="T3">o</text:span> C, the efficiency is increased to 30%. Find the source and the sink temperature.</text:p>
              </text:list-item>
              <text:list-item>
                <text:p text:style-name="P47">Entropy in terms of second law of thermodynamics</text:p>
              </text:list-item>
              <text:list-item>
                <text:p text:style-name="P50">In an isochoric process at constant volume, show that the change in entropy is <draw:frame draw:style-name="fr2" draw:name="Object2" text:anchor-type="as-char" svg:y="-0.2693in" svg:width="1.0799in" svg:height="0.4429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<text:s/><text:span text:style-name="T20">of an ideal gas </text:span><text:span text:style-name="T29">(also </text:span><text:span text:style-name="T30">for isobaric process </text:span><draw:frame draw:style-name="fr2" draw:name="Object13" text:anchor-type="as-char" svg:y="-0.2693in" svg:width="1.0984in" svg:height="0.442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/><text:span text:style-name="T30">– separate question</text:span><text:span text:style-name="T29">)</text:span></text:p>
              </text:list-item>
            </text:list>
          </table:table-cell>
        </table:table-row>
      </table:table>
      <text:p text:style-name="P2"/>
      <text:p text:style-name="P23"/>
      <text:p text:style-name="P23"/>
      <text:p text:style-name="P23"/>
      <text:p text:style-name="P23"/>
      <text:p text:style-name="P23"/>
      <text:p text:style-name="P23"><text:soft-page-break/>Kinetic Theory of Gases</text:p>
      <text:p text:style-name="P23"/>
      <table:table table:name="Table6" table:style-name="Table6" table:template-name="Box List Green">
        <table:table-column table:style-name="Table6.A"/>
        <table:table-row table:style-name="Table6.1">
          <table:table-cell table:style-name="Table6.A1" office:value-type="string">
            <text:p text:style-name="P11">Definition</text:p>
          </table:table-cell>
        </table:table-row>
        <table:table-row>
          <table:table-cell table:style-name="Table6.A2" office:value-type="string">
            <text:list xml:id="list163825354748513" text:continue-list="list163825015694985" text:style-name="L1">
              <text:list-item text:start-value="1">
                <text:p text:style-name="P51">Degree of freedom</text:p>
              </text:list-item>
              <text:list-item>
                <text:p text:style-name="P53">Law of equipartition of energy</text:p>
              </text:list-item>
              <text:list-item>
                <text:p text:style-name="P53">Brownian motion</text:p>
              </text:list-item>
            </text:list>
          </table:table-cell>
        </table:table-row>
      </table:table>
      <text:p text:style-name="Text_20_body"/>
      <table:table table:name="Table7" table:style-name="Table7" table:template-name="Box List Green">
        <table:table-column table:style-name="Table7.A"/>
        <table:table-row>
          <table:table-cell table:style-name="Table7.A1" office:value-type="string">
            <text:p text:style-name="P79">Description</text:p>
          </table:table-cell>
        </table:table-row>
        <table:table-row table:style-name="Table7.2">
          <table:table-cell table:style-name="Table7.A2" office:value-type="string">
            <text:list xml:id="list163824609399952" text:continue-list="list163825354748513" text:style-name="L1">
              <text:list-item text:start-value="1">
                <text:p text:style-name="P63">Degrees of freedom <text:span text:style-name="T24">and it’s concept with suitable examples</text:span></text:p>
              </text:list-item>
              <text:list-item>
                <text:p text:style-name="P66">Fundamental assumptions of the Kinetic theory of gases</text:p>
              </text:list-item>
              <text:list-item>
                <text:p text:style-name="P66">mean free path</text:p>
              </text:list-item>
              <text:list-item>
                <text:p text:style-name="P64"><text:span text:style-name="T23">essential features of </text:span>Brownian motion <text:span text:style-name="T23">for the gaseous state of matter</text:span></text:p>
              </text:list-item>
              <text:list-item>
                <text:p text:style-name="P65"><text:span text:style-name="T24">Maxwell’s </text:span>Law of equipartition of energy</text:p>
              </text:list-item>
              <text:list-item>
                <text:p text:style-name="P67">degrees of freedom for monoatomic, diatomic and triatomic molecules in the absence of vibratory motion</text:p>
              </text:list-item>
              <text:list-item>
                <text:p text:style-name="P68">Stefan-Boltzmann, and Wiedemann-Franz Laws of transmission of heat</text:p>
              </text:list-item>
              <text:list-item>
                <text:p text:style-name="P69">total change <text:span text:style-name="T19">of entropy</text:span></text:p>
                <text:list>
                  <text:list-item>
                    <text:p text:style-name="P70">any reversible cyclic change</text:p>
                  </text:list-item>
                  <text:list-item>
                    <text:p text:style-name="P70">irreversible process <text:span text:style-name="T29">(always zero – separate question)</text:span></text:p>
                  </text:list-item>
                </text:list>
              </text:list-item>
              <text:list-item>
                <text:p text:style-name="P71">Entropy is also called thermal inertia – why?</text:p>
              </text:list-item>
              <text:list-item>
                <text:p text:style-name="P72">Carnot’s reversible heat engine and work done by it</text:p>
              </text:list-item>
            </text:list>
          </table:table-cell>
        </table:table-row>
      </table:table>
      <text:p text:style-name="Text_20_body"/>
      <table:table table:name="Table8" table:style-name="Table8" table:template-name="Box List Green">
        <table:table-column table:style-name="Table8.A"/>
        <table:table-row table:style-name="Table8.1">
          <table:table-cell table:style-name="Table8.A1" office:value-type="string">
            <text:p text:style-name="P15">Math</text:p>
          </table:table-cell>
        </table:table-row>
        <table:table-row>
          <table:table-cell table:style-name="Table8.A2" office:value-type="string">
            <text:list xml:id="list163825593508173" text:continue-list="list163824609399952" text:style-name="L1">
              <text:list-item text:start-value="1">
                <text:p text:style-name="P54">Show that the mean free path (<text:span text:style-name="T6">λ</text:span>) is equal to <draw:frame draw:style-name="fr2" draw:name="Object1" text:anchor-type="as-char" svg:y="-0.2445in" svg:width="0.6984in" svg:height="0.4327in" draw:z-index="0"><draw:object xlink:href="./Object 1" xlink:type="simple" xlink:show="embed" xlink:actuate="onLoad"/><draw:image xlink:href="./ObjectReplacements/Object 1" xlink:type="simple" xlink:show="embed" xlink:actuate="onLoad"/></draw:frame></text:p>
              </text:list-item>
              <text:list-item>
                <text:p text:style-name="P57">What is the mean free path <text:span text:style-name="T5">λ for oxygen molecules at temperature T = 300K and pressure p = 1.0 atm? </text:span></text:p>
                <text:list>
                  <text:list-item>
                    <text:p text:style-name="P62">Assume that molecular diameter is d = 290 pm and the gas is ideal.</text:p>
                  </text:list-item>
                  <text:list-item>
                    <text:p text:style-name="P57">Assume the average speed of the oxygen molecules is v = 450 m/s. </text:p>
                    <text:p text:style-name="P57">What is the average time t between successive collisions for any given molecule?<text:line-break/>At which rate does the molecule collide; that is, what is the frequency <text:span text:style-name="T8">f </text:span>of its collisions?</text:p>
                  </text:list-item>
                </text:list>
              </text:list-item>
              <text:list-item>
                <text:p text:style-name="P56">Total random kinetic energy of one gram of Nitrogen at 300K</text:p>
              </text:list-item>
              <text:list-item>
                <text:p text:style-name="P52">for diatomic and triatomic gases, value of atomicity (<text:span text:style-name="T16">γ</text:span>) <text:span text:style-name="T17">with the help of degree of freedom</text:span></text:p>
              </text:list-item>
              <text:list-item>
                <text:p text:style-name="P55">values of the molar heat capacities C<text:span text:style-name="T18">v</text:span> and C<text:span text:style-name="T18">p</text:span> of a gas, if the ratio of the heat capacities is 1.33. What is the atomicity of the gas? Given, R=8.31 J/mol-k.</text:p>
              </text:list-item>
              <text:list-item>
                <text:p text:style-name="P44">calculate the change in entropy when 10 grams of ice at 0<text:span text:style-name="T3">o</text:span>C is converted into steam at 100<text:span text:style-name="T3">o</text:span>C.</text:p>
              </text:list-item>
              <text:list-item>
                <text:p text:style-name="P59">Show that a gas processing f degrees of freedom, the ratio of the two specific heats is <draw:frame draw:style-name="fr1" draw:name="Object12" text:anchor-type="as-char" svg:y="-0.2445in" svg:width="0.3154in" svg:height="0.3937in" draw:z-index="11"><draw:object xlink:href="./Object 12" xlink:type="simple" xlink:show="embed" xlink:actuate="onLoad"/><draw:image xlink:href="./ObjectReplacements/Object 12" xlink:type="simple" xlink:show="embed" xlink:actuate="onLoad"/></draw:frame>. </text:p>
              </text:list-item>
              <text:list-item>
                <text:p text:style-name="P59">For monoatomic and diatomic gas calculate the ration of two specific heats.</text:p>
              </text:list-item>
            </text:list>
          </table:table-cell>
        </table:table-row>
      </table:table>
      <text:p text:style-name="P3"/>
      <text:p text:style-name="P22"/>
      <text:p text:style-name="P22"/>
      <text:p text:style-name="P22"><text:soft-page-break/><text:span text:style-name="T22">Electrostatics</text:span></text:p>
      <text:p text:style-name="P22"/>
      <table:table table:name="Table12" table:style-name="Table12" table:template-name="Box List Green">
        <table:table-column table:style-name="Table12.A"/>
        <table:table-row>
          <table:table-cell table:style-name="Table12.A1" office:value-type="string">
            <text:p text:style-name="P12">Description</text:p>
          </table:table-cell>
        </table:table-row>
        <table:table-row table:style-name="Table12.2">
          <table:table-cell table:style-name="Table12.A2" office:value-type="string">
            <text:list xml:id="list163825381272474" text:continue-list="list163825593508173" text:style-name="L1">
              <text:list-item text:start-value="1">
                <text:p text:style-name="P58">Coulomb’s law is in accordance with Newton’s third law of motion – prove</text:p>
              </text:list-item>
              <text:list-item>
                <text:p text:style-name="P58">Coulomb’s law is a special case of Gauss’s law – explain</text:p>
              </text:list-item>
              <text:list-item>
                <text:p text:style-name="P58"><text:span text:style-name="T33">Capacitor, also s</text:span>toring <text:span text:style-name="T33">and discharging process </text:span></text:p>
              </text:list-item>
            </text:list>
          </table:table-cell>
        </table:table-row>
      </table:table>
      <text:p text:style-name="Text_20_body"/>
      <table:table table:name="Table13" table:style-name="Table13" table:template-name="Box List Green">
        <table:table-column table:style-name="Table13.A"/>
        <table:table-row table:style-name="Table13.1">
          <table:table-cell table:style-name="Table13.A1" office:value-type="string">
            <text:p text:style-name="P18">Math</text:p>
          </table:table-cell>
        </table:table-row>
        <table:table-row>
          <table:table-cell table:style-name="Table13.A2" office:value-type="string">
            <text:list text:continue-list="list163825381272474" text:style-name="L1">
              <text:list-item text:start-value="1">
                <text:p text:style-name="P58">State Gauss’s law and express it in differential form and show that <draw:frame draw:style-name="fr2" draw:name="Object4" text:anchor-type="as-char" svg:y="-0.1862in" svg:width="0.5516in" svg:height="0.2972in" draw:z-index="2"><draw:object xlink:href="./Object 4" xlink:type="simple" xlink:show="embed" xlink:actuate="onLoad"/><draw:image xlink:href="./ObjectReplacements/Object 4" xlink:type="simple" xlink:show="embed" xlink:actuate="onLoad"/></draw:frame></text:p>
              </text:list-item>
              <text:list-item>
                <text:p text:style-name="P58">For an electrical dipole, show that the potential V of a dipole moment P and located at the origin is given by, <draw:frame draw:style-name="fr2" draw:name="Object5" text:anchor-type="as-char" svg:y="-0.2445in" svg:width="2.6346in" svg:height="0.4189in" draw:z-index="3"><draw:object xlink:href="./Object 5" xlink:type="simple" xlink:show="embed" xlink:actuate="onLoad"/><draw:image xlink:href="./ObjectReplacements/Object 5" xlink:type="simple" xlink:show="embed" xlink:actuate="onLoad"/></draw:frame></text:p>
              </text:list-item>
              <text:list-item>
                <text:p text:style-name="P60">“The electric flux through any closed surface is proportional <text:span text:style-name="T31">to the </text:span><text:span text:style-name="T32">enclosed electric charge” – using this idea show that </text:span><text:span text:style-name="T32"><draw:frame draw:style-name="fr1" draw:name="Object14" text:anchor-type="as-char" svg:y="-0.1917in" svg:width="0.6575in" svg:height="0.3028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32"><text:s/></text:span></text:p>
              </text:list-item>
              <text:list-item>
                <text:p text:style-name="P61">Given the electric field in a region of space <draw:frame draw:style-name="fr1" draw:name="Object15" text:anchor-type="as-char" svg:y="-0.1728in" svg:width="1.3626in" svg:height="0.2091in" draw:z-index="14"><draw:object xlink:href="./Object 15" xlink:type="simple" xlink:show="embed" xlink:actuate="onLoad"/><draw:image xlink:href="./ObjectReplacements/Object 15" xlink:type="simple" xlink:show="embed" xlink:actuate="onLoad"/></draw:frame>. Calculate the volume charge density.</text:p>
              </text:list-item>
              <text:list-item>
                <text:p text:style-name="P61">Apply Gauss’s theorem to calculate the electric field due to an infinitely long uniformly charged straight wire.</text:p>
              </text:list-item>
              <text:list-item>
                <text:p text:style-name="P61">A 2000 mF capacitor is charged through a 1 kW resistor using a 6V supply. Calculate</text:p>
                <text:list>
                  <text:list-item>
                    <text:p text:style-name="P61">the charging current after 2.5 second</text:p>
                  </text:list-item>
                  <text:list-item>
                    <text:p text:style-name="P61">the charge on the plates after 2.5 second</text:p>
                  </text:list-item>
                </text:list>
              </text:list-item>
            </text:list>
          </table:table-cell>
        </table:table-row>
      </table:table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-----------</text:p>
      <text:p text:style-name="P8">Ignored List <text:span text:style-name="T27">(REVISION </text:span><text:span text:style-name="T35">2</text:span><text:span text:style-name="T27">)</text:span></text:p>
      <text:p text:style-name="P7">1) Doppler effect (2015-16 &gt; 5)</text:p>
      <text:p text:style-name="P75">2) Brownian particle’s expression (2014-15 &gt; <text:span text:style-name="T29">2(b)</text:span>)</text:p>
      <text:p text:style-name="P74">2) Session 2014-15 <text:span text:style-name="T35">(questions with unknown equations for me)</text:span></text:p>
      <text:p text:style-name="P74">(blurry text issue)</text:p>
      <text:p text:style-name="P78">-----------</text:p>
      <text:p text:style-name="P77">* Feel free to reach me <text:span text:style-name="T37">out</text:span>, for my mistake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1532 Bastarde Lyon" svg:font-family="'1532 Bastarde Lyon'" style:font-pitch="variable"/>
    <style:font-face style:name="7th Inning Stretch" svg:font-family="'7th Inning Stretch'" style:font-pitch="variable"/>
    <style:font-face style:name="Aharoni" svg:font-family="Aharoni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Ubuntu" svg:font-family="Ubuntu" style:font-pitch="variable"/>
    <style:font-face style:name="Vrinda" svg:font-family="Vrinda"/>
    <style:font-face style:name="Vrinda1" svg:font-family="Vrinda" style:font-family-generic="system" style:font-pitch="variable"/>
  </office:font-face-decls>
  <office:styles>
    <draw:fill-image draw:name="profile" xlink:href="Pictures/1000000000000438000004384858A836187C616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rinda" style:font-family-complex="Vrind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rofile" draw:opacity="2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38000004384858A836187C616B.jp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file" draw:opacity="2%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8:09:24.126422911</meta:creation-date>
    <dc:date>2023-07-21T16:38:23.691891360</dc:date>
    <meta:editing-duration>PT46M25S</meta:editing-duration>
    <meta:editing-cycles>12</meta:editing-cycles>
    <meta:generator>LibreOffice/7.5.5.2$Linux_X86_64 LibreOffice_project/50$Build-2</meta:generator>
    <meta:document-statistic meta:table-count="13" meta:image-count="0" meta:object-count="15" meta:page-count="5" meta:paragraph-count="126" meta:word-count="1209" meta:character-count="7049" meta:non-whitespace-character-count="6033"/>
  </office:meta>
</office:document-meta>
</file>

<file path=Object 1/content.xml><?xml version="1.0" encoding="utf-8"?>
<math xmlns="http://www.w3.org/1998/Math/MathML" display="block">
  <semantics>
    <mfrac>
      <mi mathvariant="italic">RT</mi>
      <mrow>
        <msqrt>
          <mn>2</mn>
        </msqrt>
        <mi>π</mi>
        <msub>
          <mi>N</mi>
          <mi>A</mi>
        </msub>
        <mi>P</mi>
      </mrow>
    </mfrac>
    <annotation encoding="StarMath 5.0">RT over   { sqrt2  %pi N_A P }
</annotation>
  </semantics>
</math>
</file>

<file path=Object 10/content.xml><?xml version="1.0" encoding="utf-8"?>
<math xmlns="http://www.w3.org/1998/Math/MathML" display="block">
  <semantics>
    <mrow>
      <mrow>
        <msub>
          <mi>y</mi>
          <mn>1</mn>
        </msub>
        <mo stretchy="false">=</mo>
        <mn>3</mn>
      </mrow>
      <mi>sin</mi>
      <mrow>
        <mo fence="true" form="prefix" stretchy="false">(</mo>
        <mrow>
          <mrow>
            <mi>ω</mi>
            <mrow>
              <mi>t</mi>
              <mo stretchy="false">+</mo>
              <mrow>
                <mi>π</mi>
                <mo stretchy="false">/</mo>
                <mn>3</mn>
              </mrow>
            </mrow>
          </mrow>
        </mrow>
        <mo fence="true" form="postfix" stretchy="false">)</mo>
      </mrow>
    </mrow>
    <annotation encoding="StarMath 5.0">y_1 = 3 sin ( %omega t + %pi / 3 )</annotation>
  </semantics>
</math>
</file>

<file path=Object 11/content.xml><?xml version="1.0" encoding="utf-8"?>
<math xmlns="http://www.w3.org/1998/Math/MathML" display="block">
  <semantics>
    <mrow>
      <mn>0</mn>
      <mi>,</mi>
      <mfrac>
        <mi>π</mi>
        <mn>2</mn>
      </mfrac>
      <mi>,</mi>
      <mfrac>
        <mrow>
          <mn>3</mn>
          <mi>π</mi>
        </mrow>
        <mn>2</mn>
      </mfrac>
    </mrow>
    <annotation encoding="StarMath 5.0">0, %pi over 2 , { 3 %pi } over 2</annotation>
  </semantics>
</math>
</file>

<file path=Object 12/content.xml><?xml version="1.0" encoding="utf-8"?>
<math xmlns="http://www.w3.org/1998/Math/MathML" display="block">
  <semantics>
    <mrow>
      <mn>1</mn>
      <mo stretchy="false">+</mo>
      <mfrac>
        <mn>2</mn>
        <mi>f</mi>
      </mfrac>
    </mrow>
    <annotation encoding="StarMath 5.0">1 + 2 over f </annotation>
  </semantics>
</math>
</file>

<file path=Object 13/content.xml><?xml version="1.0" encoding="utf-8"?>
<math xmlns="http://www.w3.org/1998/Math/MathML" display="block">
  <semantics>
    <mrow>
      <mi mathvariant="normal">Δ</mi>
      <mrow>
        <msub>
          <mi>S</mi>
          <mi>p</mi>
        </msub>
        <mo stretchy="false">=</mo>
        <msub>
          <mi>C</mi>
          <mi>p</mi>
        </msub>
      </mrow>
      <mi>ln</mi>
      <mrow>
        <mo fence="true" form="prefix" stretchy="false">(</mo>
        <mrow>
          <mfrac>
            <msub>
              <mi>T</mi>
              <mn>2</mn>
            </msub>
            <msub>
              <mi>T</mi>
              <mn>1</mn>
            </msub>
          </mfrac>
        </mrow>
        <mo fence="true" form="postfix" stretchy="false">)</mo>
      </mrow>
    </mrow>
    <annotation encoding="StarMath 5.0">%DELTA S_p = C_p ln( {T_2} over {T_1} )
</annotation>
  </semantics>
</math>
</file>

<file path=Object 14/content.xml><?xml version="1.0" encoding="utf-8"?>
<math xmlns="http://www.w3.org/1998/Math/MathML" display="block">
  <semantics>
    <mrow>
      <mover accent="true">
        <mo stretchy="false">∇</mo>
        <mo stretchy="true">⃗</mo>
      </mover>
      <mi>.</mi>
      <mrow>
        <mover accent="true">
          <mi>E</mi>
          <mo stretchy="true">⃗</mo>
        </mover>
        <mo stretchy="false">=</mo>
        <mfrac>
          <mi>ρ</mi>
          <msub>
            <mi>ϵ</mi>
            <mn>0</mn>
          </msub>
        </mfrac>
      </mrow>
    </mrow>
    <annotation encoding="StarMath 5.0">widevec {nabla} . widevec E = %rho over %epsilon_0</annotation>
  </semantics>
</math>
</file>

<file path=Object 15/content.xml><?xml version="1.0" encoding="utf-8"?>
<math xmlns="http://www.w3.org/1998/Math/MathML" display="block">
  <semantics>
    <mrow>
      <mrow>
        <mover accent="true">
          <mi>E</mi>
          <mo stretchy="true">⃗</mo>
        </mover>
        <mo stretchy="false">=</mo>
        <mn>2</mn>
      </mrow>
      <mi>λ</mi>
      <mrow>
        <mover accent="true">
          <mi>i</mi>
          <mo stretchy="false">^</mo>
        </mover>
        <mo stretchy="false">+</mo>
        <mn>2</mn>
      </mrow>
      <mi>y</mi>
      <mrow>
        <mover accent="true">
          <mi>j</mi>
          <mo stretchy="false">^</mo>
        </mover>
        <mo stretchy="false">+</mo>
        <mn>5</mn>
      </mrow>
      <mi>z</mi>
      <mover accent="true">
        <mi>k</mi>
        <mo stretchy="false">^</mo>
      </mover>
    </mrow>
    <annotation encoding="StarMath 5.0">widevec E = 2 %lambda hat i + 2 y hat j + 5 z hat k </annotation>
  </semantics>
</math>
</file>

<file path=Object 2/content.xml><?xml version="1.0" encoding="utf-8"?>
<math xmlns="http://www.w3.org/1998/Math/MathML" display="block">
  <semantics>
    <mrow>
      <mi mathvariant="normal">Δ</mi>
      <mrow>
        <msub>
          <mi>S</mi>
          <mi>v</mi>
        </msub>
        <mo stretchy="false">=</mo>
        <msub>
          <mi>C</mi>
          <mi>v</mi>
        </msub>
      </mrow>
      <mi>ln</mi>
      <mrow>
        <mo fence="true" form="prefix" stretchy="false">(</mo>
        <mrow>
          <mfrac>
            <msub>
              <mi>T</mi>
              <mn>2</mn>
            </msub>
            <msub>
              <mi>T</mi>
              <mn>1</mn>
            </msub>
          </mfrac>
        </mrow>
        <mo fence="true" form="postfix" stretchy="false">)</mo>
      </mrow>
    </mrow>
    <annotation encoding="StarMath 5.0">%DELTA S_v = C_v ln( {T_2} over {T_1} )
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i mathvariant="normal">Δ</mi>
      <mrow>
        <mover accent="true">
          <mi>E</mi>
          <mo stretchy="false">˙</mo>
        </mover>
        <mo stretchy="false">=</mo>
        <mfrac>
          <mi mathvariant="normal">Ρ</mi>
          <msub>
            <mi>ϵ</mi>
            <mn>0</mn>
          </msub>
        </mfrac>
      </mrow>
    </mrow>
    <annotation encoding="StarMath 5.0">%DELTA dot E = %RHO over %epsilon _0</annotation>
  </semantics>
</math>
</file>

<file path=Object 5/content.xml><?xml version="1.0" encoding="utf-8"?>
<math xmlns="http://www.w3.org/1998/Math/MathML" display="block">
  <semantics>
    <mrow>
      <mrow>
        <mrow>
          <mfrac>
            <mn>1</mn>
            <mrow>
              <mn>4</mn>
              <mi>.</mi>
              <mi mathvariant="normal">Π</mi>
              <mi>.</mi>
              <mtext>%</mtext>
              <msub>
                <mi>ϵ</mi>
                <mn>0</mn>
              </msub>
            </mrow>
          </mfrac>
          <mo stretchy="false">−</mo>
          <mfrac>
            <mrow>
              <mi>P</mi>
              <mi>.</mi>
              <mi>r</mi>
            </mrow>
            <msup>
              <mi>r</mi>
              <mn>3</mn>
            </msup>
          </mfrac>
        </mrow>
        <mo stretchy="false">=</mo>
        <mfrac>
          <mn>1</mn>
          <mrow>
            <mn>4</mn>
            <mi>.</mi>
            <mi mathvariant="normal">Π</mi>
            <mi>.</mi>
            <mtext>%</mtext>
            <msub>
              <mi>ϵ</mi>
              <mn>0</mn>
            </msub>
          </mrow>
        </mfrac>
      </mrow>
      <mi>.</mi>
      <mi>P</mi>
      <mi>.</mi>
      <mi mathvariant="normal">Δ</mi>
      <mrow>
        <mo fence="true" form="prefix" stretchy="false">(</mo>
        <mrow>
          <mfrac>
            <mn>1</mn>
            <mi>r</mi>
          </mfrac>
        </mrow>
        <mo fence="true" form="postfix" stretchy="false">)</mo>
      </mrow>
    </mrow>
    <annotation encoding="StarMath 5.0">1 over { 4 . %PI . % %epsilon _0 } - { P . r } over r^3 = 1 over { 4 . %PI . % %epsilon _0 } . P . %DELTA  ( 1 over r ) 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A</mi>
      </mrow>
      <mi>sin</mi>
      <mfrac>
        <mrow>
          <mn>2</mn>
          <mi>π</mi>
        </mrow>
        <mi>λ</mi>
      </mfrac>
      <mrow>
        <mo fence="true" form="prefix" stretchy="false">(</mo>
        <mrow>
          <mrow>
            <mi mathvariant="italic">vt</mi>
            <mo stretchy="false">−</mo>
            <mi>x</mi>
            <mo stretchy="false">−</mo>
            <mi>ϕ</mi>
          </mrow>
        </mrow>
        <mo fence="true" form="postfix" stretchy="false">)</mo>
      </mrow>
    </mrow>
    <annotation encoding="StarMath 5.0">y = A sin { 2 %pi } over %lambda ( vt - x - %phi  )</annotation>
  </semantics>
</math>
</file>

<file path=Object 9/content.xml><?xml version="1.0" encoding="utf-8"?>
<math xmlns="http://www.w3.org/1998/Math/MathML" display="block">
  <semantics>
    <mrow>
      <mrow>
        <msub>
          <mi>y</mi>
          <mn>1</mn>
        </msub>
        <mo stretchy="false">=</mo>
        <mn>2</mn>
      </mrow>
      <mi>sin</mi>
      <mrow>
        <mo fence="true" form="prefix" stretchy="false">(</mo>
        <mrow>
          <mrow>
            <mi>ω</mi>
            <mrow>
              <mi>t</mi>
              <mo stretchy="false">+</mo>
              <mrow>
                <mi>π</mi>
                <mo stretchy="false">/</mo>
                <mn>6</mn>
              </mrow>
            </mrow>
          </mrow>
        </mrow>
        <mo fence="true" form="postfix" stretchy="false">)</mo>
      </mrow>
    </mrow>
    <annotation encoding="StarMath 5.0">y_1 = 2 sin ( %omega t + %pi / 6 )</annotation>
  </semantics>
</math>
</file>